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9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style:font-name-asian="Arial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021" table:default-cell-style-name="ce3"/>
        <table:table-row table:style-name="ro1">
          <table:table-cell office:value-type="string" calcext:value-type="string">
            <text:p>Country</text:p>
          </table:table-cell>
          <table:table-cell table:style-name="ce5"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table:style-name="ce2" table:formula="of:=COM.MICROSOFT.CONCAT(&quot;&quot;&quot;&quot;;[.A2];&quot;&quot;&quot;,&quot;)" office:value-type="string" office:string-value="&quot;Afghanistan&quot;," calcext:value-type="string">
            <text:p>"Afghanistan",</text:p>
          </table:table-cell>
          <table:table-cell table:style-name="ce4" table:formula="of:=COM.MICROSOFT.CONCAT(&quot;[&quot;;[.B$1:.B$1048576];&quot;]&quot;)" office:value-type="string" office:string-value="[&quot;Afghanistan&quot;,&quot;Africa&quot;,&quot;Albania&quot;,&quot;Algeria&quot;,&quot;America&quot;,&quot;Angola&quot;,&quot;Argentina&quot;,&quot;Armenia&quot;,&quot;Asia&quot;,&quot;Asia-Pacific&quot;,&quot;Australasia&quot;,&quot;Australia&quot;,&quot;Austria&quot;,&quot;Azerbaijan&quot;,&quot;Bahrain&quot;,&quot;Bangladesh&quot;,&quot;Belarus&quot;,&quot;Belgium&quot;,&quot;Benin&quot;,&quot;Bolivia&quot;,&quot;Bosnia and Herzegovina&quot;,&quot;Botswana&quot;,&quot;Brazil&quot;,&quot;Brunei&quot;,&quot;Bulgaria&quot;,&quot;Burkina Faso&quot;,&quot;Cambodia&quot;,&quot;Canada&quot;,&quot;Chile&quot;,&quot;China&quot;,&quot;Colombia&quot;,&quot;Commonwealth of Independent States&quot;,&quot;Costa Rica&quot;,&quot;Croatia&quot;,&quot;Cuba&quot;,&quot;Cyprus&quot;,&quot;Czech Republic&quot;,&quot;Czechia&quot;,&quot;Czechoslovakia&quot;,&quot;Democratic People's Republic of Korea&quot;,&quot;Denmark&quot;,&quot;Dominican Republic&quot;,&quot;Ecuador&quot;,&quot;Egypt&quot;,&quot;El Salvador&quot;,&quot;England&quot;,&quot;Estonia&quot;,&quot;Eurafrica&quot;,&quot;Eurasia&quot;,&quot;Finland&quot;,&quot;France&quot;,&quot;Gambia&quot;,&quot;Georgia&quot;,&quot;German Democratic Republic&quot;,&quot;Germany&quot;,&quot;Ghana&quot;,&quot;Greece&quot;,&quot;Guatemala&quot;,&quot;Honduras&quot;,&quot;Hong Kong&quot;,&quot;Hungary&quot;,&quot;Iceland&quot;,&quot;India&quot;,&quot;Indonesia&quot;,&quot;Iran&quot;,&quot;Iraq&quot;,&quot;Ireland&quot;,&quot;Islamic Republic of Iran&quot;,&quot;Israel&quot;,&quot;Italy&quot;,&quot;Ivory Coast&quot;,&quot;Jamaica&quot;,&quot;Japan&quot;,&quot;Kazakhstan&quot;,&quot;Kenya&quot;,&quot;Korea&quot;,&quot;Kosovo&quot;,&quot;Kuwait&quot;,&quot;Kyrgyzstan&quot;,&quot;Laos&quot;,&quot;Latvia&quot;,&quot;Liechtenstein&quot;,&quot;Lithuania&quot;,&quot;Luxembourg&quot;,&quot;Macau&quot;,&quot;Madagascar&quot;,&quot;Malaysia&quot;,&quot;Mauritania&quot;,&quot;Mexico&quot;,&quot;Moldova&quot;,&quot;Mongolia&quot;,&quot;Montenegro&quot;,&quot;Morocco&quot;,&quot;Mozambique&quot;,&quot;Myanmar&quot;,&quot;Nepal&quot;,&quot;Netherlands&quot;,&quot;New Zealand&quot;,&quot;Nicaragua&quot;,&quot;Nigeria&quot;,&quot;North Korea&quot;,&quot;North Macedonia&quot;,&quot;Norway&quot;,&quot;Oceania&quot;,&quot;Oman&quot;,&quot;Pakistan&quot;,&quot;Panama&quot;,&quot;Paraguay&quot;,&quot;People's Republic of China&quot;,&quot;Peru&quot;,&quot;Philippines&quot;,&quot;Poland&quot;,&quot;Portugal&quot;,&quot;Puerto Rico&quot;,&quot;Republic of Korea&quot;,&quot;Republic of Moldova&quot;,&quot;Romania&quot;,&quot;Russia&quot;,&quot;Russian Federation&quot;,&quot;Rwanda&quot;,&quot;Saudi Arabia&quot;,&quot;Scotland&quot;,&quot;Senegal&quot;,&quot;Serbia&quot;,&quot;Serbia and Montenegro&quot;,&quot;Singapore&quot;,&quot;Slovakia&quot;,&quot;Slovenia&quot;,&quot;South Africa&quot;,&quot;South Korea&quot;,&quot;Spain&quot;,&quot;Sri Lanka&quot;,&quot;Sweden&quot;,&quot;Switzerland&quot;,&quot;Syria&quot;,&quot;Taiwan&quot;,&quot;Tajikistan&quot;,&quot;Tanzania&quot;,&quot;Thailand&quot;,&quot;Trinidad and Tobago&quot;,&quot;Tunisia&quot;,&quot;Turkey&quot;,&quot;Turkish Republic of Northern Cyprus&quot;,&quot;Turkmenistan&quot;,&quot;Uganda&quot;,&quot;Ukraine&quot;,&quot;Union of Soviet Socialist Republics&quot;,&quot;United Arab Emirates&quot;,&quot;United Kingdom&quot;,&quot;United States&quot;,&quot;United States of America&quot;,&quot;Uruguay&quot;,&quot;Uzbekistan&quot;,&quot;Venezuela&quot;,&quot;Vietnam&quot;,&quot;Wales&quot;,&quot;Yemen&quot;,&quot;Yugoslavia&quot;,&quot;Zimbabwe&quot;]" calcext:value-type="string">
            <text:p>["Afghanistan","Africa","Albania","Algeria","America","Angola","Argentina","Armenia","Asia","Asia-Pacific","Australasia","Australia","Austria","Azerbaijan","Bahrain","Bangladesh","Belarus","Belgium","Benin","Bolivia","Bosnia and Herzegovina","Botswana","Brazil","Brunei","Bulgaria","Burkina Faso","Cambodia","Canada","Chile","China","Colombia","Commonwealth of Independent States","Costa Rica","Croatia","Cuba","Cyprus","Czech Republic","Czechia","Czechoslovakia","Democratic People's Republic of Korea","Denmark","Dominican Republic","Ecuador","Egypt","El Salvador","England","Estonia","Eurafrica","Eurasia","Finland","France","Gambia","Georgia","German Democratic Republic","Germany","Ghana","Greece","Guatemala","Honduras","Hong Kong","Hungary","Iceland","India","Indonesia","Iran","Iraq","Ireland","Islamic Republic of Iran","Israel","Italy","Ivory Coast","Jamaica","Japan","Kazakhstan","Kenya","Korea","Kosovo","Kuwait","Kyrgyzstan","Laos","Latvia","Liechtenstein","Lithuania","Luxembourg","Macau","Madagascar","Malaysia","Mauritania","Mexico","Moldova","Mongolia","Montenegro","Morocco","Mozambique","Myanmar","Nepal","Netherlands","New Zealand","Nicaragua","Nigeria","North Korea","North Macedonia","Norway","Oceania","Oman","Pakistan","Panama","Paraguay","People's Republic of China","Peru","Philippines","Poland","Portugal","Puerto Rico","Republic of Korea","Republic of Moldova","Romania","Russia","Russian Federation","Rwanda","Saudi Arabia","Scotland","Senegal","Serbia","Serbia and Montenegro","Singapore","Slovakia","Slovenia","South Africa","South Korea","Spain","Sri Lanka","Sweden","Switzerland","Syria","Taiwan","Tajikistan","Tanzania","Thailand","Trinidad and Tobago","Tunisia","Turkey","Turkish Republic of Northern Cyprus","Turkmenistan","Uganda","Ukraine","Union of Soviet Socialist Republics","United Arab Emirates","United Kingdom","United States","United States of America","Uruguay","Uzbekistan","Venezuela","Vietnam","Wales","Yemen","Yugoslavia","Zimbabwe"]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Africa</text:p>
          </table:table-cell>
          <table:table-cell table:style-name="ce2" table:formula="of:=COM.MICROSOFT.CONCAT(&quot;&quot;&quot;&quot;;[.A3];&quot;&quot;&quot;,&quot;)" office:value-type="string" office:string-value="&quot;Africa&quot;," calcext:value-type="string">
            <text:p>"Afric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Albania</text:p>
          </table:table-cell>
          <table:table-cell table:style-name="ce2" table:formula="of:=COM.MICROSOFT.CONCAT(&quot;&quot;&quot;&quot;;[.A4];&quot;&quot;&quot;,&quot;)" office:value-type="string" office:string-value="&quot;Albania&quot;," calcext:value-type="string">
            <text:p>"Albania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table:style-name="ce2" table:formula="of:=COM.MICROSOFT.CONCAT(&quot;&quot;&quot;&quot;;[.A5];&quot;&quot;&quot;,&quot;)" office:value-type="string" office:string-value="&quot;Algeria&quot;," calcext:value-type="string">
            <text:p>"Algeria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merica</text:p>
          </table:table-cell>
          <table:table-cell table:style-name="ce2" table:formula="of:=COM.MICROSOFT.CONCAT(&quot;&quot;&quot;&quot;;[.A6];&quot;&quot;&quot;,&quot;)" office:value-type="string" office:string-value="&quot;America&quot;," calcext:value-type="string">
            <text:p>"America",</text:p>
          </table:table-cell>
          <table:table-cell table:style-name="ce2"/>
          <table:table-cell table:style-name="Default" office:value-type="string" calcext:value-type="string">
            <text:p>USSR</text:p>
          </table:table-cell>
          <table:table-cell table:style-name="ce2" table:formula="of:=COM.MICROSOFT.CONCAT(&quot;&quot;&quot;&quot;;[.D6];&quot;&quot;&quot;,&quot;)" office:value-type="string" office:string-value="&quot;USSR&quot;," calcext:value-type="string">
            <text:p>"USSR",</text:p>
          </table:table-cell>
          <table:table-cell table:formula="of:=COM.MICROSOFT.CONCAT(&quot;[&quot;;[.E$1:.E$1048576];&quot;]&quot;)" office:value-type="string" office:string-value="[&quot;USSR&quot;,&quot;U.S.S.R.&quot;,&quot;USA&quot;,&quot;US&quot;,&quot;U.S.A.&quot;,&quot;U.S.&quot;,&quot;UK&quot;,&quot;U.K.&quot;,&quot;UAE&quot;,&quot;U.A.E.&quot;,&quot;NZ&quot;,&quot;N.Z.&quot;,&quot;CIS&quot;,&quot;C.I.S.&quot;,&quot;H.K.&quot;,&quot;HK&quot;]" calcext:value-type="string">
            <text:p>["USSR","U.S.S.R.","USA","US","U.S.A.","U.S.","UK","U.K.","UAE","U.A.E.","NZ","N.Z.","CIS","C.I.S.","H.K.","HK"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gola</text:p>
          </table:table-cell>
          <table:table-cell table:style-name="ce2" table:formula="of:=COM.MICROSOFT.CONCAT(&quot;&quot;&quot;&quot;;[.A7];&quot;&quot;&quot;,&quot;)" office:value-type="string" office:string-value="&quot;Angola&quot;," calcext:value-type="string">
            <text:p>"Angola",</text:p>
          </table:table-cell>
          <table:table-cell table:style-name="ce2"/>
          <table:table-cell table:style-name="Default" office:value-type="string" calcext:value-type="string">
            <text:p>U.S.S.R.</text:p>
          </table:table-cell>
          <table:table-cell table:style-name="ce2" table:formula="of:=COM.MICROSOFT.CONCAT(&quot;&quot;&quot;&quot;;[.D7];&quot;&quot;&quot;,&quot;)" office:value-type="string" office:string-value="&quot;U.S.S.R.&quot;," calcext:value-type="string">
            <text:p>"U.S.S.R."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gentina</text:p>
          </table:table-cell>
          <table:table-cell table:style-name="ce2" table:formula="of:=COM.MICROSOFT.CONCAT(&quot;&quot;&quot;&quot;;[.A8];&quot;&quot;&quot;,&quot;)" office:value-type="string" office:string-value="&quot;Argentina&quot;," calcext:value-type="string">
            <text:p>"Argentina",</text:p>
          </table:table-cell>
          <table:table-cell table:style-name="ce2"/>
          <table:table-cell table:style-name="Default" office:value-type="string" calcext:value-type="string">
            <text:p>USA</text:p>
          </table:table-cell>
          <table:table-cell table:style-name="ce2" table:formula="of:=COM.MICROSOFT.CONCAT(&quot;&quot;&quot;&quot;;[.D8];&quot;&quot;&quot;,&quot;)" office:value-type="string" office:string-value="&quot;USA&quot;," calcext:value-type="string">
            <text:p>"USA"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enia</text:p>
          </table:table-cell>
          <table:table-cell table:style-name="ce2" table:formula="of:=COM.MICROSOFT.CONCAT(&quot;&quot;&quot;&quot;;[.A9];&quot;&quot;&quot;,&quot;)" office:value-type="string" office:string-value="&quot;Armenia&quot;," calcext:value-type="string">
            <text:p>"Armenia",</text:p>
          </table:table-cell>
          <table:table-cell table:style-name="ce2"/>
          <table:table-cell table:style-name="Default" office:value-type="string" calcext:value-type="string">
            <text:p>US</text:p>
          </table:table-cell>
          <table:table-cell table:style-name="ce2" table:formula="of:=COM.MICROSOFT.CONCAT(&quot;&quot;&quot;&quot;;[.D9];&quot;&quot;&quot;,&quot;)" office:value-type="string" office:string-value="&quot;US&quot;," calcext:value-type="string">
            <text:p>"US"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ia</text:p>
          </table:table-cell>
          <table:table-cell table:style-name="ce2" table:formula="of:=COM.MICROSOFT.CONCAT(&quot;&quot;&quot;&quot;;[.A10];&quot;&quot;&quot;,&quot;)" office:value-type="string" office:string-value="&quot;Asia&quot;," calcext:value-type="string">
            <text:p>"Asia",</text:p>
          </table:table-cell>
          <table:table-cell table:style-name="ce4"/>
          <table:table-cell table:style-name="Default" office:value-type="string" calcext:value-type="string">
            <text:p>U.S.A.</text:p>
          </table:table-cell>
          <table:table-cell table:style-name="ce2" table:formula="of:=COM.MICROSOFT.CONCAT(&quot;&quot;&quot;&quot;;[.D10];&quot;&quot;&quot;,&quot;)" office:value-type="string" office:string-value="&quot;U.S.A.&quot;," calcext:value-type="string">
            <text:p>"U.S.A."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ia-Pacific</text:p>
          </table:table-cell>
          <table:table-cell table:style-name="ce2" table:formula="of:=COM.MICROSOFT.CONCAT(&quot;&quot;&quot;&quot;;[.A11];&quot;&quot;&quot;,&quot;)" office:value-type="string" office:string-value="&quot;Asia-Pacific&quot;," calcext:value-type="string">
            <text:p>"Asia-Pacific",</text:p>
          </table:table-cell>
          <table:table-cell table:style-name="ce4"/>
          <table:table-cell table:style-name="Default" office:value-type="string" calcext:value-type="string">
            <text:p>U.S.</text:p>
          </table:table-cell>
          <table:table-cell table:style-name="ce2" table:formula="of:=COM.MICROSOFT.CONCAT(&quot;&quot;&quot;&quot;;[.D11];&quot;&quot;&quot;,&quot;)" office:value-type="string" office:string-value="&quot;U.S.&quot;," calcext:value-type="string">
            <text:p>"U.S."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tralasia</text:p>
          </table:table-cell>
          <table:table-cell table:style-name="ce2" table:formula="of:=COM.MICROSOFT.CONCAT(&quot;&quot;&quot;&quot;;[.A12];&quot;&quot;&quot;,&quot;)" office:value-type="string" office:string-value="&quot;Australasia&quot;," calcext:value-type="string">
            <text:p>"Australasia",</text:p>
          </table:table-cell>
          <table:table-cell table:style-name="ce2"/>
          <table:table-cell table:style-name="Default" office:value-type="string" calcext:value-type="string">
            <text:p>UK</text:p>
          </table:table-cell>
          <table:table-cell table:style-name="ce2" table:formula="of:=COM.MICROSOFT.CONCAT(&quot;&quot;&quot;&quot;;[.D12];&quot;&quot;&quot;,&quot;)" office:value-type="string" office:string-value="&quot;UK&quot;," calcext:value-type="string">
            <text:p>"UK"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tralia</text:p>
          </table:table-cell>
          <table:table-cell table:style-name="ce2" table:formula="of:=COM.MICROSOFT.CONCAT(&quot;&quot;&quot;&quot;;[.A13];&quot;&quot;&quot;,&quot;)" office:value-type="string" office:string-value="&quot;Australia&quot;," calcext:value-type="string">
            <text:p>"Australia",</text:p>
          </table:table-cell>
          <table:table-cell table:style-name="ce4"/>
          <table:table-cell table:style-name="Default" office:value-type="string" calcext:value-type="string">
            <text:p>U.K.</text:p>
          </table:table-cell>
          <table:table-cell table:style-name="ce2" table:formula="of:=COM.MICROSOFT.CONCAT(&quot;&quot;&quot;&quot;;[.D13];&quot;&quot;&quot;,&quot;)" office:value-type="string" office:string-value="&quot;U.K.&quot;," calcext:value-type="string">
            <text:p>"U.K."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tria</text:p>
          </table:table-cell>
          <table:table-cell table:style-name="ce2" table:formula="of:=COM.MICROSOFT.CONCAT(&quot;&quot;&quot;&quot;;[.A14];&quot;&quot;&quot;,&quot;)" office:value-type="string" office:string-value="&quot;Austria&quot;," calcext:value-type="string">
            <text:p>"Austria",</text:p>
          </table:table-cell>
          <table:table-cell table:style-name="ce2"/>
          <table:table-cell table:style-name="Default" office:value-type="string" calcext:value-type="string">
            <text:p>UAE</text:p>
          </table:table-cell>
          <table:table-cell table:style-name="ce2" table:formula="of:=COM.MICROSOFT.CONCAT(&quot;&quot;&quot;&quot;;[.D14];&quot;&quot;&quot;,&quot;)" office:value-type="string" office:string-value="&quot;UAE&quot;," calcext:value-type="string">
            <text:p>"UAE"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erbaijan</text:p>
          </table:table-cell>
          <table:table-cell table:style-name="ce2" table:formula="of:=COM.MICROSOFT.CONCAT(&quot;&quot;&quot;&quot;;[.A15];&quot;&quot;&quot;,&quot;)" office:value-type="string" office:string-value="&quot;Azerbaijan&quot;," calcext:value-type="string">
            <text:p>"Azerbaijan",</text:p>
          </table:table-cell>
          <table:table-cell table:style-name="ce4"/>
          <table:table-cell table:style-name="Default" office:value-type="string" calcext:value-type="string">
            <text:p>U.A.E.</text:p>
          </table:table-cell>
          <table:table-cell table:style-name="ce2" table:formula="of:=COM.MICROSOFT.CONCAT(&quot;&quot;&quot;&quot;;[.D15];&quot;&quot;&quot;,&quot;)" office:value-type="string" office:string-value="&quot;U.A.E.&quot;," calcext:value-type="string">
            <text:p>"U.A.E."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hrain</text:p>
          </table:table-cell>
          <table:table-cell table:style-name="ce2" table:formula="of:=COM.MICROSOFT.CONCAT(&quot;&quot;&quot;&quot;;[.A16];&quot;&quot;&quot;,&quot;)" office:value-type="string" office:string-value="&quot;Bahrain&quot;," calcext:value-type="string">
            <text:p>"Bahrain",</text:p>
          </table:table-cell>
          <table:table-cell table:style-name="ce4"/>
          <table:table-cell table:style-name="Default" office:value-type="string" calcext:value-type="string">
            <text:p>NZ</text:p>
          </table:table-cell>
          <table:table-cell table:style-name="ce2" table:formula="of:=COM.MICROSOFT.CONCAT(&quot;&quot;&quot;&quot;;[.D16];&quot;&quot;&quot;,&quot;)" office:value-type="string" office:string-value="&quot;NZ&quot;," calcext:value-type="string">
            <text:p>"NZ"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gladesh</text:p>
          </table:table-cell>
          <table:table-cell table:style-name="ce2" table:formula="of:=COM.MICROSOFT.CONCAT(&quot;&quot;&quot;&quot;;[.A17];&quot;&quot;&quot;,&quot;)" office:value-type="string" office:string-value="&quot;Bangladesh&quot;," calcext:value-type="string">
            <text:p>"Bangladesh",</text:p>
          </table:table-cell>
          <table:table-cell table:style-name="ce4"/>
          <table:table-cell table:style-name="Default" office:value-type="string" calcext:value-type="string">
            <text:p>N.Z.</text:p>
          </table:table-cell>
          <table:table-cell table:style-name="ce2" table:formula="of:=COM.MICROSOFT.CONCAT(&quot;&quot;&quot;&quot;;[.D17];&quot;&quot;&quot;,&quot;)" office:value-type="string" office:string-value="&quot;N.Z.&quot;," calcext:value-type="string">
            <text:p>"N.Z."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arus</text:p>
          </table:table-cell>
          <table:table-cell table:style-name="ce2" table:formula="of:=COM.MICROSOFT.CONCAT(&quot;&quot;&quot;&quot;;[.A18];&quot;&quot;&quot;,&quot;)" office:value-type="string" office:string-value="&quot;Belarus&quot;," calcext:value-type="string">
            <text:p>"Belarus",</text:p>
          </table:table-cell>
          <table:table-cell table:style-name="ce4"/>
          <table:table-cell table:style-name="Default" office:value-type="string" calcext:value-type="string">
            <text:p>CIS</text:p>
          </table:table-cell>
          <table:table-cell table:style-name="ce2" table:formula="of:=COM.MICROSOFT.CONCAT(&quot;&quot;&quot;&quot;;[.D18];&quot;&quot;&quot;,&quot;)" office:value-type="string" office:string-value="&quot;CIS&quot;," calcext:value-type="string">
            <text:p>"CIS"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gium</text:p>
          </table:table-cell>
          <table:table-cell table:style-name="ce2" table:formula="of:=COM.MICROSOFT.CONCAT(&quot;&quot;&quot;&quot;;[.A19];&quot;&quot;&quot;,&quot;)" office:value-type="string" office:string-value="&quot;Belgium&quot;," calcext:value-type="string">
            <text:p>"Belgium",</text:p>
          </table:table-cell>
          <table:table-cell table:style-name="ce2"/>
          <table:table-cell table:style-name="Default" office:value-type="string" calcext:value-type="string">
            <text:p>C.I.S.</text:p>
          </table:table-cell>
          <table:table-cell table:style-name="ce2" table:formula="of:=COM.MICROSOFT.CONCAT(&quot;&quot;&quot;&quot;;[.D19];&quot;&quot;&quot;,&quot;)" office:value-type="string" office:string-value="&quot;C.I.S.&quot;," calcext:value-type="string">
            <text:p>"C.I.S."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in</text:p>
          </table:table-cell>
          <table:table-cell table:style-name="ce2" table:formula="of:=COM.MICROSOFT.CONCAT(&quot;&quot;&quot;&quot;;[.A20];&quot;&quot;&quot;,&quot;)" office:value-type="string" office:string-value="&quot;Benin&quot;," calcext:value-type="string">
            <text:p>"Benin",</text:p>
          </table:table-cell>
          <table:table-cell table:style-name="ce4"/>
          <table:table-cell table:style-name="Default" office:value-type="string" calcext:value-type="string">
            <text:p>H.K.</text:p>
          </table:table-cell>
          <table:table-cell table:style-name="ce2" table:formula="of:=COM.MICROSOFT.CONCAT(&quot;&quot;&quot;&quot;;[.D20];&quot;&quot;&quot;,&quot;)" office:value-type="string" office:string-value="&quot;H.K.&quot;," calcext:value-type="string">
            <text:p>"H.K."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livia</text:p>
          </table:table-cell>
          <table:table-cell table:style-name="ce2" table:formula="of:=COM.MICROSOFT.CONCAT(&quot;&quot;&quot;&quot;;[.A21];&quot;&quot;&quot;,&quot;)" office:value-type="string" office:string-value="&quot;Bolivia&quot;," calcext:value-type="string">
            <text:p>"Bolivia",</text:p>
          </table:table-cell>
          <table:table-cell table:style-name="ce2"/>
          <table:table-cell table:style-name="Default" office:value-type="string" calcext:value-type="string">
            <text:p>HK</text:p>
          </table:table-cell>
          <table:table-cell table:style-name="ce2" table:formula="of:=COM.MICROSOFT.CONCAT(&quot;&quot;&quot;&quot;;[.D21];&quot;&quot;&quot;&quot;)" office:value-type="string" office:string-value="&quot;HK&quot;" calcext:value-type="string">
            <text:p>"HK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nia and Herzegovina</text:p>
          </table:table-cell>
          <table:table-cell table:style-name="ce2" table:formula="of:=COM.MICROSOFT.CONCAT(&quot;&quot;&quot;&quot;;[.A22];&quot;&quot;&quot;,&quot;)" office:value-type="string" office:string-value="&quot;Bosnia and Herzegovina&quot;," calcext:value-type="string">
            <text:p>"Bosnia and Herzegovina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Botswana</text:p>
          </table:table-cell>
          <table:table-cell table:style-name="ce2" table:formula="of:=COM.MICROSOFT.CONCAT(&quot;&quot;&quot;&quot;;[.A23];&quot;&quot;&quot;,&quot;)" office:value-type="string" office:string-value="&quot;Botswana&quot;," calcext:value-type="string">
            <text:p>"Botswana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Brazil</text:p>
          </table:table-cell>
          <table:table-cell table:style-name="ce2" table:formula="of:=COM.MICROSOFT.CONCAT(&quot;&quot;&quot;&quot;;[.A24];&quot;&quot;&quot;,&quot;)" office:value-type="string" office:string-value="&quot;Brazil&quot;," calcext:value-type="string">
            <text:p>"Brazil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Brunei</text:p>
          </table:table-cell>
          <table:table-cell table:style-name="ce2" table:formula="of:=COM.MICROSOFT.CONCAT(&quot;&quot;&quot;&quot;;[.A25];&quot;&quot;&quot;,&quot;)" office:value-type="string" office:string-value="&quot;Brunei&quot;," calcext:value-type="string">
            <text:p>"Brunei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Bulgaria</text:p>
          </table:table-cell>
          <table:table-cell table:style-name="ce2" table:formula="of:=COM.MICROSOFT.CONCAT(&quot;&quot;&quot;&quot;;[.A26];&quot;&quot;&quot;,&quot;)" office:value-type="string" office:string-value="&quot;Bulgaria&quot;," calcext:value-type="string">
            <text:p>"Bulgaria",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Burkina Faso</text:p>
          </table:table-cell>
          <table:table-cell table:style-name="ce2" table:formula="of:=COM.MICROSOFT.CONCAT(&quot;&quot;&quot;&quot;;[.A27];&quot;&quot;&quot;,&quot;)" office:value-type="string" office:string-value="&quot;Burkina Faso&quot;," calcext:value-type="string">
            <text:p>"Burkina Faso",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Cambodia</text:p>
          </table:table-cell>
          <table:table-cell table:style-name="ce2" table:formula="of:=COM.MICROSOFT.CONCAT(&quot;&quot;&quot;&quot;;[.A28];&quot;&quot;&quot;,&quot;)" office:value-type="string" office:string-value="&quot;Cambodia&quot;," calcext:value-type="string">
            <text:p>"Cambodia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table:style-name="ce2" table:formula="of:=COM.MICROSOFT.CONCAT(&quot;&quot;&quot;&quot;;[.A29];&quot;&quot;&quot;,&quot;)" office:value-type="string" office:string-value="&quot;Canada&quot;," calcext:value-type="string">
            <text:p>"Canada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hile</text:p>
          </table:table-cell>
          <table:table-cell table:style-name="ce2" table:formula="of:=COM.MICROSOFT.CONCAT(&quot;&quot;&quot;&quot;;[.A30];&quot;&quot;&quot;,&quot;)" office:value-type="string" office:string-value="&quot;Chile&quot;," calcext:value-type="string">
            <text:p>"Chile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hina</text:p>
          </table:table-cell>
          <table:table-cell table:style-name="ce2" table:formula="of:=COM.MICROSOFT.CONCAT(&quot;&quot;&quot;&quot;;[.A31];&quot;&quot;&quot;,&quot;)" office:value-type="string" office:string-value="&quot;China&quot;," calcext:value-type="string">
            <text:p>"China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olombia</text:p>
          </table:table-cell>
          <table:table-cell table:style-name="ce2" table:formula="of:=COM.MICROSOFT.CONCAT(&quot;&quot;&quot;&quot;;[.A32];&quot;&quot;&quot;,&quot;)" office:value-type="string" office:string-value="&quot;Colombia&quot;," calcext:value-type="string">
            <text:p>"Colombi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Commonwealth of Independent States</text:p>
          </table:table-cell>
          <table:table-cell table:style-name="ce2" table:formula="of:=COM.MICROSOFT.CONCAT(&quot;&quot;&quot;&quot;;[.A33];&quot;&quot;&quot;,&quot;)" office:value-type="string" office:string-value="&quot;Commonwealth of Independent States&quot;," calcext:value-type="string">
            <text:p>"Commonwealth of Independent States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Costa Rica</text:p>
          </table:table-cell>
          <table:table-cell table:style-name="ce2" table:formula="of:=COM.MICROSOFT.CONCAT(&quot;&quot;&quot;&quot;;[.A34];&quot;&quot;&quot;,&quot;)" office:value-type="string" office:string-value="&quot;Costa Rica&quot;," calcext:value-type="string">
            <text:p>"Costa Rica",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Croatia</text:p>
          </table:table-cell>
          <table:table-cell table:style-name="ce2" table:formula="of:=COM.MICROSOFT.CONCAT(&quot;&quot;&quot;&quot;;[.A35];&quot;&quot;&quot;,&quot;)" office:value-type="string" office:string-value="&quot;Croatia&quot;," calcext:value-type="string">
            <text:p>"Croati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Cuba</text:p>
          </table:table-cell>
          <table:table-cell table:style-name="ce2" table:formula="of:=COM.MICROSOFT.CONCAT(&quot;&quot;&quot;&quot;;[.A36];&quot;&quot;&quot;,&quot;)" office:value-type="string" office:string-value="&quot;Cuba&quot;," calcext:value-type="string">
            <text:p>"Cub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Cyprus</text:p>
          </table:table-cell>
          <table:table-cell table:style-name="ce2" table:formula="of:=COM.MICROSOFT.CONCAT(&quot;&quot;&quot;&quot;;[.A37];&quot;&quot;&quot;,&quot;)" office:value-type="string" office:string-value="&quot;Cyprus&quot;," calcext:value-type="string">
            <text:p>"Cyprus",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Czech Republic</text:p>
          </table:table-cell>
          <table:table-cell table:style-name="ce2" table:formula="of:=COM.MICROSOFT.CONCAT(&quot;&quot;&quot;&quot;;[.A38];&quot;&quot;&quot;,&quot;)" office:value-type="string" office:string-value="&quot;Czech Republic&quot;," calcext:value-type="string">
            <text:p>"Czech Republic",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Czechia</text:p>
          </table:table-cell>
          <table:table-cell table:style-name="ce2" table:formula="of:=COM.MICROSOFT.CONCAT(&quot;&quot;&quot;&quot;;[.A39];&quot;&quot;&quot;,&quot;)" office:value-type="string" office:string-value="&quot;Czechia&quot;," calcext:value-type="string">
            <text:p>"Czechi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Czechoslovakia</text:p>
          </table:table-cell>
          <table:table-cell table:style-name="ce2" table:formula="of:=COM.MICROSOFT.CONCAT(&quot;&quot;&quot;&quot;;[.A40];&quot;&quot;&quot;,&quot;)" office:value-type="string" office:string-value="&quot;Czechoslovakia&quot;," calcext:value-type="string">
            <text:p>"Czechoslovakia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table:style-name="ce2" table:formula="of:=COM.MICROSOFT.CONCAT(&quot;&quot;&quot;&quot;;[.A41];&quot;&quot;&quot;,&quot;)" office:value-type="string" office:string-value="&quot;Democratic People's Republic of Korea&quot;," calcext:value-type="string">
            <text:p>"Democratic People's Republic of Kore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Denmark</text:p>
          </table:table-cell>
          <table:table-cell table:style-name="ce2" table:formula="of:=COM.MICROSOFT.CONCAT(&quot;&quot;&quot;&quot;;[.A42];&quot;&quot;&quot;,&quot;)" office:value-type="string" office:string-value="&quot;Denmark&quot;," calcext:value-type="string">
            <text:p>"Denmark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Dominican Republic</text:p>
          </table:table-cell>
          <table:table-cell table:style-name="ce2" table:formula="of:=COM.MICROSOFT.CONCAT(&quot;&quot;&quot;&quot;;[.A43];&quot;&quot;&quot;,&quot;)" office:value-type="string" office:string-value="&quot;Dominican Republic&quot;," calcext:value-type="string">
            <text:p>"Dominican Republic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Ecuador</text:p>
          </table:table-cell>
          <table:table-cell table:style-name="ce2" table:formula="of:=COM.MICROSOFT.CONCAT(&quot;&quot;&quot;&quot;;[.A44];&quot;&quot;&quot;,&quot;)" office:value-type="string" office:string-value="&quot;Ecuador&quot;," calcext:value-type="string">
            <text:p>"Ecuador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Egypt</text:p>
          </table:table-cell>
          <table:table-cell table:style-name="ce2" table:formula="of:=COM.MICROSOFT.CONCAT(&quot;&quot;&quot;&quot;;[.A45];&quot;&quot;&quot;,&quot;)" office:value-type="string" office:string-value="&quot;Egypt&quot;," calcext:value-type="string">
            <text:p>"Egypt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El Salvador</text:p>
          </table:table-cell>
          <table:table-cell table:style-name="ce2" table:formula="of:=COM.MICROSOFT.CONCAT(&quot;&quot;&quot;&quot;;[.A46];&quot;&quot;&quot;,&quot;)" office:value-type="string" office:string-value="&quot;El Salvador&quot;," calcext:value-type="string">
            <text:p>"El Salvador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England</text:p>
          </table:table-cell>
          <table:table-cell table:style-name="ce2" table:formula="of:=COM.MICROSOFT.CONCAT(&quot;&quot;&quot;&quot;;[.A47];&quot;&quot;&quot;,&quot;)" office:value-type="string" office:string-value="&quot;England&quot;," calcext:value-type="string">
            <text:p>"England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Estonia</text:p>
          </table:table-cell>
          <table:table-cell table:style-name="ce2" table:formula="of:=COM.MICROSOFT.CONCAT(&quot;&quot;&quot;&quot;;[.A48];&quot;&quot;&quot;,&quot;)" office:value-type="string" office:string-value="&quot;Estonia&quot;," calcext:value-type="string">
            <text:p>"Estonia",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Eurafrica</text:p>
          </table:table-cell>
          <table:table-cell table:style-name="ce2" table:formula="of:=COM.MICROSOFT.CONCAT(&quot;&quot;&quot;&quot;;[.A49];&quot;&quot;&quot;,&quot;)" office:value-type="string" office:string-value="&quot;Eurafrica&quot;," calcext:value-type="string">
            <text:p>"Eurafrica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Eurasia</text:p>
          </table:table-cell>
          <table:table-cell table:style-name="ce2" table:formula="of:=COM.MICROSOFT.CONCAT(&quot;&quot;&quot;&quot;;[.A50];&quot;&quot;&quot;,&quot;)" office:value-type="string" office:string-value="&quot;Eurasia&quot;," calcext:value-type="string">
            <text:p>"Eurasi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Finland</text:p>
          </table:table-cell>
          <table:table-cell table:style-name="ce2" table:formula="of:=COM.MICROSOFT.CONCAT(&quot;&quot;&quot;&quot;;[.A51];&quot;&quot;&quot;,&quot;)" office:value-type="string" office:string-value="&quot;Finland&quot;," calcext:value-type="string">
            <text:p>"Finland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table:style-name="ce2" table:formula="of:=COM.MICROSOFT.CONCAT(&quot;&quot;&quot;&quot;;[.A52];&quot;&quot;&quot;,&quot;)" office:value-type="string" office:string-value="&quot;France&quot;," calcext:value-type="string">
            <text:p>"France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Gambia</text:p>
          </table:table-cell>
          <table:table-cell table:style-name="ce2" table:formula="of:=COM.MICROSOFT.CONCAT(&quot;&quot;&quot;&quot;;[.A53];&quot;&quot;&quot;,&quot;)" office:value-type="string" office:string-value="&quot;Gambia&quot;," calcext:value-type="string">
            <text:p>"Gambia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Georgia</text:p>
          </table:table-cell>
          <table:table-cell table:style-name="ce2" table:formula="of:=COM.MICROSOFT.CONCAT(&quot;&quot;&quot;&quot;;[.A54];&quot;&quot;&quot;,&quot;)" office:value-type="string" office:string-value="&quot;Georgia&quot;," calcext:value-type="string">
            <text:p>"Georgia",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German Democratic Republic</text:p>
          </table:table-cell>
          <table:table-cell table:style-name="ce2" table:formula="of:=COM.MICROSOFT.CONCAT(&quot;&quot;&quot;&quot;;[.A55];&quot;&quot;&quot;,&quot;)" office:value-type="string" office:string-value="&quot;German Democratic Republic&quot;," calcext:value-type="string">
            <text:p>"German Democratic Republic",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Germany</text:p>
          </table:table-cell>
          <table:table-cell table:style-name="ce2" table:formula="of:=COM.MICROSOFT.CONCAT(&quot;&quot;&quot;&quot;;[.A56];&quot;&quot;&quot;,&quot;)" office:value-type="string" office:string-value="&quot;Germany&quot;," calcext:value-type="string">
            <text:p>"Germany",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Ghana</text:p>
          </table:table-cell>
          <table:table-cell table:style-name="ce2" table:formula="of:=COM.MICROSOFT.CONCAT(&quot;&quot;&quot;&quot;;[.A57];&quot;&quot;&quot;,&quot;)" office:value-type="string" office:string-value="&quot;Ghana&quot;," calcext:value-type="string">
            <text:p>"Ghana",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Greece</text:p>
          </table:table-cell>
          <table:table-cell table:style-name="ce2" table:formula="of:=COM.MICROSOFT.CONCAT(&quot;&quot;&quot;&quot;;[.A58];&quot;&quot;&quot;,&quot;)" office:value-type="string" office:string-value="&quot;Greece&quot;," calcext:value-type="string">
            <text:p>"Greece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Guatemala</text:p>
          </table:table-cell>
          <table:table-cell table:style-name="ce2" table:formula="of:=COM.MICROSOFT.CONCAT(&quot;&quot;&quot;&quot;;[.A59];&quot;&quot;&quot;,&quot;)" office:value-type="string" office:string-value="&quot;Guatemala&quot;," calcext:value-type="string">
            <text:p>"Guatemala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Honduras</text:p>
          </table:table-cell>
          <table:table-cell table:style-name="ce2" table:formula="of:=COM.MICROSOFT.CONCAT(&quot;&quot;&quot;&quot;;[.A60];&quot;&quot;&quot;,&quot;)" office:value-type="string" office:string-value="&quot;Honduras&quot;," calcext:value-type="string">
            <text:p>"Honduras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Hong Kong</text:p>
          </table:table-cell>
          <table:table-cell table:style-name="ce2" table:formula="of:=COM.MICROSOFT.CONCAT(&quot;&quot;&quot;&quot;;[.A61];&quot;&quot;&quot;,&quot;)" office:value-type="string" office:string-value="&quot;Hong Kong&quot;," calcext:value-type="string">
            <text:p>"Hong Kong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Hungary</text:p>
          </table:table-cell>
          <table:table-cell table:style-name="ce2" table:formula="of:=COM.MICROSOFT.CONCAT(&quot;&quot;&quot;&quot;;[.A62];&quot;&quot;&quot;,&quot;)" office:value-type="string" office:string-value="&quot;Hungary&quot;," calcext:value-type="string">
            <text:p>"Hungary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Iceland</text:p>
          </table:table-cell>
          <table:table-cell table:style-name="ce2" table:formula="of:=COM.MICROSOFT.CONCAT(&quot;&quot;&quot;&quot;;[.A63];&quot;&quot;&quot;,&quot;)" office:value-type="string" office:string-value="&quot;Iceland&quot;," calcext:value-type="string">
            <text:p>"Iceland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India</text:p>
          </table:table-cell>
          <table:table-cell table:style-name="ce2" table:formula="of:=COM.MICROSOFT.CONCAT(&quot;&quot;&quot;&quot;;[.A64];&quot;&quot;&quot;,&quot;)" office:value-type="string" office:string-value="&quot;India&quot;," calcext:value-type="string">
            <text:p>"Indi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Indonesia</text:p>
          </table:table-cell>
          <table:table-cell table:style-name="ce2" table:formula="of:=COM.MICROSOFT.CONCAT(&quot;&quot;&quot;&quot;;[.A65];&quot;&quot;&quot;,&quot;)" office:value-type="string" office:string-value="&quot;Indonesia&quot;," calcext:value-type="string">
            <text:p>"Indonesi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Iran</text:p>
          </table:table-cell>
          <table:table-cell table:style-name="ce2" table:formula="of:=COM.MICROSOFT.CONCAT(&quot;&quot;&quot;&quot;;[.A66];&quot;&quot;&quot;,&quot;)" office:value-type="string" office:string-value="&quot;Iran&quot;," calcext:value-type="string">
            <text:p>"Iran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Iraq</text:p>
          </table:table-cell>
          <table:table-cell table:style-name="ce2" table:formula="of:=COM.MICROSOFT.CONCAT(&quot;&quot;&quot;&quot;;[.A67];&quot;&quot;&quot;,&quot;)" office:value-type="string" office:string-value="&quot;Iraq&quot;," calcext:value-type="string">
            <text:p>"Iraq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reland</text:p>
          </table:table-cell>
          <table:table-cell table:style-name="ce2" table:formula="of:=COM.MICROSOFT.CONCAT(&quot;&quot;&quot;&quot;;[.A68];&quot;&quot;&quot;,&quot;)" office:value-type="string" office:string-value="&quot;Ireland&quot;," calcext:value-type="string">
            <text:p>"Ireland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slamic Republic of Iran</text:p>
          </table:table-cell>
          <table:table-cell table:style-name="ce2" table:formula="of:=COM.MICROSOFT.CONCAT(&quot;&quot;&quot;&quot;;[.A69];&quot;&quot;&quot;,&quot;)" office:value-type="string" office:string-value="&quot;Islamic Republic of Iran&quot;," calcext:value-type="string">
            <text:p>"Islamic Republic of Iran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srael</text:p>
          </table:table-cell>
          <table:table-cell table:style-name="ce2" table:formula="of:=COM.MICROSOFT.CONCAT(&quot;&quot;&quot;&quot;;[.A70];&quot;&quot;&quot;,&quot;)" office:value-type="string" office:string-value="&quot;Israel&quot;," calcext:value-type="string">
            <text:p>"Israel",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table:style-name="ce2" table:formula="of:=COM.MICROSOFT.CONCAT(&quot;&quot;&quot;&quot;;[.A71];&quot;&quot;&quot;,&quot;)" office:value-type="string" office:string-value="&quot;Italy&quot;," calcext:value-type="string">
            <text:p>"Italy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Ivory Coast</text:p>
          </table:table-cell>
          <table:table-cell table:style-name="ce2" table:formula="of:=COM.MICROSOFT.CONCAT(&quot;&quot;&quot;&quot;;[.A72];&quot;&quot;&quot;,&quot;)" office:value-type="string" office:string-value="&quot;Ivory Coast&quot;," calcext:value-type="string">
            <text:p>"Ivory Coast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Jamaica</text:p>
          </table:table-cell>
          <table:table-cell table:style-name="ce2" table:formula="of:=COM.MICROSOFT.CONCAT(&quot;&quot;&quot;&quot;;[.A73];&quot;&quot;&quot;,&quot;)" office:value-type="string" office:string-value="&quot;Jamaica&quot;," calcext:value-type="string">
            <text:p>"Jamaica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Japan</text:p>
          </table:table-cell>
          <table:table-cell table:style-name="ce2" table:formula="of:=COM.MICROSOFT.CONCAT(&quot;&quot;&quot;&quot;;[.A74];&quot;&quot;&quot;,&quot;)" office:value-type="string" office:string-value="&quot;Japan&quot;," calcext:value-type="string">
            <text:p>"Japan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Kazakhstan</text:p>
          </table:table-cell>
          <table:table-cell table:style-name="ce2" table:formula="of:=COM.MICROSOFT.CONCAT(&quot;&quot;&quot;&quot;;[.A75];&quot;&quot;&quot;,&quot;)" office:value-type="string" office:string-value="&quot;Kazakhstan&quot;," calcext:value-type="string">
            <text:p>"Kazakhstan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Kenya</text:p>
          </table:table-cell>
          <table:table-cell table:style-name="ce2" table:formula="of:=COM.MICROSOFT.CONCAT(&quot;&quot;&quot;&quot;;[.A76];&quot;&quot;&quot;,&quot;)" office:value-type="string" office:string-value="&quot;Kenya&quot;," calcext:value-type="string">
            <text:p>"Kenya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Korea</text:p>
          </table:table-cell>
          <table:table-cell table:style-name="ce2" table:formula="of:=COM.MICROSOFT.CONCAT(&quot;&quot;&quot;&quot;;[.A77];&quot;&quot;&quot;,&quot;)" office:value-type="string" office:string-value="&quot;Korea&quot;," calcext:value-type="string">
            <text:p>"Kore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Kosovo</text:p>
          </table:table-cell>
          <table:table-cell table:style-name="ce2" table:formula="of:=COM.MICROSOFT.CONCAT(&quot;&quot;&quot;&quot;;[.A78];&quot;&quot;&quot;,&quot;)" office:value-type="string" office:string-value="&quot;Kosovo&quot;," calcext:value-type="string">
            <text:p>"Kosovo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Kuwait</text:p>
          </table:table-cell>
          <table:table-cell table:style-name="ce2" table:formula="of:=COM.MICROSOFT.CONCAT(&quot;&quot;&quot;&quot;;[.A79];&quot;&quot;&quot;,&quot;)" office:value-type="string" office:string-value="&quot;Kuwait&quot;," calcext:value-type="string">
            <text:p>"Kuwait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Kyrgyzstan</text:p>
          </table:table-cell>
          <table:table-cell table:style-name="ce2" table:formula="of:=COM.MICROSOFT.CONCAT(&quot;&quot;&quot;&quot;;[.A80];&quot;&quot;&quot;,&quot;)" office:value-type="string" office:string-value="&quot;Kyrgyzstan&quot;," calcext:value-type="string">
            <text:p>"Kyrgyzstan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Laos</text:p>
          </table:table-cell>
          <table:table-cell table:style-name="ce2" table:formula="of:=COM.MICROSOFT.CONCAT(&quot;&quot;&quot;&quot;;[.A81];&quot;&quot;&quot;,&quot;)" office:value-type="string" office:string-value="&quot;Laos&quot;," calcext:value-type="string">
            <text:p>"Laos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Latvia</text:p>
          </table:table-cell>
          <table:table-cell table:style-name="ce2" table:formula="of:=COM.MICROSOFT.CONCAT(&quot;&quot;&quot;&quot;;[.A82];&quot;&quot;&quot;,&quot;)" office:value-type="string" office:string-value="&quot;Latvia&quot;," calcext:value-type="string">
            <text:p>"Latvi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Liechtenstein</text:p>
          </table:table-cell>
          <table:table-cell table:style-name="ce2" table:formula="of:=COM.MICROSOFT.CONCAT(&quot;&quot;&quot;&quot;;[.A83];&quot;&quot;&quot;,&quot;)" office:value-type="string" office:string-value="&quot;Liechtenstein&quot;," calcext:value-type="string">
            <text:p>"Liechtenstein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Lithuania</text:p>
          </table:table-cell>
          <table:table-cell table:style-name="ce2" table:formula="of:=COM.MICROSOFT.CONCAT(&quot;&quot;&quot;&quot;;[.A84];&quot;&quot;&quot;,&quot;)" office:value-type="string" office:string-value="&quot;Lithuania&quot;," calcext:value-type="string">
            <text:p>"Lithuani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Luxembourg</text:p>
          </table:table-cell>
          <table:table-cell table:style-name="ce2" table:formula="of:=COM.MICROSOFT.CONCAT(&quot;&quot;&quot;&quot;;[.A85];&quot;&quot;&quot;,&quot;)" office:value-type="string" office:string-value="&quot;Luxembourg&quot;," calcext:value-type="string">
            <text:p>"Luxembourg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acau</text:p>
          </table:table-cell>
          <table:table-cell table:style-name="ce2" table:formula="of:=COM.MICROSOFT.CONCAT(&quot;&quot;&quot;&quot;;[.A86];&quot;&quot;&quot;,&quot;)" office:value-type="string" office:string-value="&quot;Macau&quot;," calcext:value-type="string">
            <text:p>"Macau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adagascar</text:p>
          </table:table-cell>
          <table:table-cell table:style-name="ce2" table:formula="of:=COM.MICROSOFT.CONCAT(&quot;&quot;&quot;&quot;;[.A87];&quot;&quot;&quot;,&quot;)" office:value-type="string" office:string-value="&quot;Madagascar&quot;," calcext:value-type="string">
            <text:p>"Madagascar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Malaysia</text:p>
          </table:table-cell>
          <table:table-cell table:style-name="ce2" table:formula="of:=COM.MICROSOFT.CONCAT(&quot;&quot;&quot;&quot;;[.A88];&quot;&quot;&quot;,&quot;)" office:value-type="string" office:string-value="&quot;Malaysia&quot;," calcext:value-type="string">
            <text:p>"Malaysi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Mauritania</text:p>
          </table:table-cell>
          <table:table-cell table:style-name="ce2" table:formula="of:=COM.MICROSOFT.CONCAT(&quot;&quot;&quot;&quot;;[.A89];&quot;&quot;&quot;,&quot;)" office:value-type="string" office:string-value="&quot;Mauritania&quot;," calcext:value-type="string">
            <text:p>"Mauritania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exico</text:p>
          </table:table-cell>
          <table:table-cell table:style-name="ce2" table:formula="of:=COM.MICROSOFT.CONCAT(&quot;&quot;&quot;&quot;;[.A90];&quot;&quot;&quot;,&quot;)" office:value-type="string" office:string-value="&quot;Mexico&quot;," calcext:value-type="string">
            <text:p>"Mexico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oldova</text:p>
          </table:table-cell>
          <table:table-cell table:style-name="ce2" table:formula="of:=COM.MICROSOFT.CONCAT(&quot;&quot;&quot;&quot;;[.A91];&quot;&quot;&quot;,&quot;)" office:value-type="string" office:string-value="&quot;Moldova&quot;," calcext:value-type="string">
            <text:p>"Moldova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ongolia</text:p>
          </table:table-cell>
          <table:table-cell table:style-name="ce2" table:formula="of:=COM.MICROSOFT.CONCAT(&quot;&quot;&quot;&quot;;[.A92];&quot;&quot;&quot;,&quot;)" office:value-type="string" office:string-value="&quot;Mongolia&quot;," calcext:value-type="string">
            <text:p>"Mongoli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Montenegro</text:p>
          </table:table-cell>
          <table:table-cell table:style-name="ce2" table:formula="of:=COM.MICROSOFT.CONCAT(&quot;&quot;&quot;&quot;;[.A93];&quot;&quot;&quot;,&quot;)" office:value-type="string" office:string-value="&quot;Montenegro&quot;," calcext:value-type="string">
            <text:p>"Montenegro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orocco</text:p>
          </table:table-cell>
          <table:table-cell table:style-name="ce2" table:formula="of:=COM.MICROSOFT.CONCAT(&quot;&quot;&quot;&quot;;[.A94];&quot;&quot;&quot;,&quot;)" office:value-type="string" office:string-value="&quot;Morocco&quot;," calcext:value-type="string">
            <text:p>"Morocco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ozambique</text:p>
          </table:table-cell>
          <table:table-cell table:style-name="ce2" table:formula="of:=COM.MICROSOFT.CONCAT(&quot;&quot;&quot;&quot;;[.A95];&quot;&quot;&quot;,&quot;)" office:value-type="string" office:string-value="&quot;Mozambique&quot;," calcext:value-type="string">
            <text:p>"Mozambique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yanmar</text:p>
          </table:table-cell>
          <table:table-cell table:style-name="ce2" table:formula="of:=COM.MICROSOFT.CONCAT(&quot;&quot;&quot;&quot;;[.A96];&quot;&quot;&quot;,&quot;)" office:value-type="string" office:string-value="&quot;Myanmar&quot;," calcext:value-type="string">
            <text:p>"Myanmar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epal</text:p>
          </table:table-cell>
          <table:table-cell table:style-name="ce2" table:formula="of:=COM.MICROSOFT.CONCAT(&quot;&quot;&quot;&quot;;[.A97];&quot;&quot;&quot;,&quot;)" office:value-type="string" office:string-value="&quot;Nepal&quot;," calcext:value-type="string">
            <text:p>"Nepal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etherlands</text:p>
          </table:table-cell>
          <table:table-cell table:style-name="ce2" table:formula="of:=COM.MICROSOFT.CONCAT(&quot;&quot;&quot;&quot;;[.A98];&quot;&quot;&quot;,&quot;)" office:value-type="string" office:string-value="&quot;Netherlands&quot;," calcext:value-type="string">
            <text:p>"Netherlands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ew Zealand</text:p>
          </table:table-cell>
          <table:table-cell table:style-name="ce2" table:formula="of:=COM.MICROSOFT.CONCAT(&quot;&quot;&quot;&quot;;[.A99];&quot;&quot;&quot;,&quot;)" office:value-type="string" office:string-value="&quot;New Zealand&quot;," calcext:value-type="string">
            <text:p>"New Zealand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Nicaragua</text:p>
          </table:table-cell>
          <table:table-cell table:style-name="ce2" table:formula="of:=COM.MICROSOFT.CONCAT(&quot;&quot;&quot;&quot;;[.A100];&quot;&quot;&quot;,&quot;)" office:value-type="string" office:string-value="&quot;Nicaragua&quot;," calcext:value-type="string">
            <text:p>"Nicaragu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Nigeria</text:p>
          </table:table-cell>
          <table:table-cell table:style-name="ce2" table:formula="of:=COM.MICROSOFT.CONCAT(&quot;&quot;&quot;&quot;;[.A101];&quot;&quot;&quot;,&quot;)" office:value-type="string" office:string-value="&quot;Nigeria&quot;," calcext:value-type="string">
            <text:p>"Nigeri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North Korea</text:p>
          </table:table-cell>
          <table:table-cell table:style-name="ce2" table:formula="of:=COM.MICROSOFT.CONCAT(&quot;&quot;&quot;&quot;;[.A102];&quot;&quot;&quot;,&quot;)" office:value-type="string" office:string-value="&quot;North Korea&quot;," calcext:value-type="string">
            <text:p>"North Kore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North Macedonia</text:p>
          </table:table-cell>
          <table:table-cell table:style-name="ce2" table:formula="of:=COM.MICROSOFT.CONCAT(&quot;&quot;&quot;&quot;;[.A103];&quot;&quot;&quot;,&quot;)" office:value-type="string" office:string-value="&quot;North Macedonia&quot;," calcext:value-type="string">
            <text:p>"North Macedoni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Norway</text:p>
          </table:table-cell>
          <table:table-cell table:style-name="ce2" table:formula="of:=COM.MICROSOFT.CONCAT(&quot;&quot;&quot;&quot;;[.A104];&quot;&quot;&quot;,&quot;)" office:value-type="string" office:string-value="&quot;Norway&quot;," calcext:value-type="string">
            <text:p>"Norway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Oceania</text:p>
          </table:table-cell>
          <table:table-cell table:style-name="ce2" table:formula="of:=COM.MICROSOFT.CONCAT(&quot;&quot;&quot;&quot;;[.A105];&quot;&quot;&quot;,&quot;)" office:value-type="string" office:string-value="&quot;Oceania&quot;," calcext:value-type="string">
            <text:p>"Oceania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Oman</text:p>
          </table:table-cell>
          <table:table-cell table:style-name="ce2" table:formula="of:=COM.MICROSOFT.CONCAT(&quot;&quot;&quot;&quot;;[.A106];&quot;&quot;&quot;,&quot;)" office:value-type="string" office:string-value="&quot;Oman&quot;," calcext:value-type="string">
            <text:p>"Oman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Pakistan</text:p>
          </table:table-cell>
          <table:table-cell table:style-name="ce2" table:formula="of:=COM.MICROSOFT.CONCAT(&quot;&quot;&quot;&quot;;[.A107];&quot;&quot;&quot;,&quot;)" office:value-type="string" office:string-value="&quot;Pakistan&quot;," calcext:value-type="string">
            <text:p>"Pakistan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Panama</text:p>
          </table:table-cell>
          <table:table-cell table:style-name="ce2" table:formula="of:=COM.MICROSOFT.CONCAT(&quot;&quot;&quot;&quot;;[.A108];&quot;&quot;&quot;,&quot;)" office:value-type="string" office:string-value="&quot;Panama&quot;," calcext:value-type="string">
            <text:p>"Panam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Paraguay</text:p>
          </table:table-cell>
          <table:table-cell table:style-name="ce2" table:formula="of:=COM.MICROSOFT.CONCAT(&quot;&quot;&quot;&quot;;[.A109];&quot;&quot;&quot;,&quot;)" office:value-type="string" office:string-value="&quot;Paraguay&quot;," calcext:value-type="string">
            <text:p>"Paraguay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People's Republic of China</text:p>
          </table:table-cell>
          <table:table-cell table:style-name="ce2" table:formula="of:=COM.MICROSOFT.CONCAT(&quot;&quot;&quot;&quot;;[.A110];&quot;&quot;&quot;,&quot;)" office:value-type="string" office:string-value="&quot;People's Republic of China&quot;," calcext:value-type="string">
            <text:p>"People's Republic of Chin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Peru</text:p>
          </table:table-cell>
          <table:table-cell table:style-name="ce2" table:formula="of:=COM.MICROSOFT.CONCAT(&quot;&quot;&quot;&quot;;[.A111];&quot;&quot;&quot;,&quot;)" office:value-type="string" office:string-value="&quot;Peru&quot;," calcext:value-type="string">
            <text:p>"Peru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Philippines</text:p>
          </table:table-cell>
          <table:table-cell table:style-name="ce2" table:formula="of:=COM.MICROSOFT.CONCAT(&quot;&quot;&quot;&quot;;[.A112];&quot;&quot;&quot;,&quot;)" office:value-type="string" office:string-value="&quot;Philippines&quot;," calcext:value-type="string">
            <text:p>"Philippines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Poland</text:p>
          </table:table-cell>
          <table:table-cell table:style-name="ce2" table:formula="of:=COM.MICROSOFT.CONCAT(&quot;&quot;&quot;&quot;;[.A113];&quot;&quot;&quot;,&quot;)" office:value-type="string" office:string-value="&quot;Poland&quot;," calcext:value-type="string">
            <text:p>"Poland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2" table:formula="of:=COM.MICROSOFT.CONCAT(&quot;&quot;&quot;&quot;;[.A114];&quot;&quot;&quot;,&quot;)" office:value-type="string" office:string-value="&quot;Portugal&quot;," calcext:value-type="string">
            <text:p>"Portugal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Puerto Rico</text:p>
          </table:table-cell>
          <table:table-cell table:style-name="ce2" table:formula="of:=COM.MICROSOFT.CONCAT(&quot;&quot;&quot;&quot;;[.A115];&quot;&quot;&quot;,&quot;)" office:value-type="string" office:string-value="&quot;Puerto Rico&quot;," calcext:value-type="string">
            <text:p>"Puerto Rico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epublic of Korea</text:p>
          </table:table-cell>
          <table:table-cell table:style-name="ce2" table:formula="of:=COM.MICROSOFT.CONCAT(&quot;&quot;&quot;&quot;;[.A116];&quot;&quot;&quot;,&quot;)" office:value-type="string" office:string-value="&quot;Republic of Korea&quot;," calcext:value-type="string">
            <text:p>"Republic of Korea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epublic of Moldova</text:p>
          </table:table-cell>
          <table:table-cell table:style-name="ce2" table:formula="of:=COM.MICROSOFT.CONCAT(&quot;&quot;&quot;&quot;;[.A117];&quot;&quot;&quot;,&quot;)" office:value-type="string" office:string-value="&quot;Republic of Moldova&quot;," calcext:value-type="string">
            <text:p>"Republic of Moldova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omania</text:p>
          </table:table-cell>
          <table:table-cell table:style-name="ce2" table:formula="of:=COM.MICROSOFT.CONCAT(&quot;&quot;&quot;&quot;;[.A118];&quot;&quot;&quot;,&quot;)" office:value-type="string" office:string-value="&quot;Romania&quot;," calcext:value-type="string">
            <text:p>"Romani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table:style-name="ce2" table:formula="of:=COM.MICROSOFT.CONCAT(&quot;&quot;&quot;&quot;;[.A119];&quot;&quot;&quot;,&quot;)" office:value-type="string" office:string-value="&quot;Russia&quot;," calcext:value-type="string">
            <text:p>"Russi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Russian Federation</text:p>
          </table:table-cell>
          <table:table-cell table:style-name="ce2" table:formula="of:=COM.MICROSOFT.CONCAT(&quot;&quot;&quot;&quot;;[.A120];&quot;&quot;&quot;,&quot;)" office:value-type="string" office:string-value="&quot;Russian Federation&quot;," calcext:value-type="string">
            <text:p>"Russian Federation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Rwanda</text:p>
          </table:table-cell>
          <table:table-cell table:style-name="ce2" table:formula="of:=COM.MICROSOFT.CONCAT(&quot;&quot;&quot;&quot;;[.A121];&quot;&quot;&quot;,&quot;)" office:value-type="string" office:string-value="&quot;Rwanda&quot;," calcext:value-type="string">
            <text:p>"Rwanda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Saudi Arabia</text:p>
          </table:table-cell>
          <table:table-cell table:style-name="ce2" table:formula="of:=COM.MICROSOFT.CONCAT(&quot;&quot;&quot;&quot;;[.A122];&quot;&quot;&quot;,&quot;)" office:value-type="string" office:string-value="&quot;Saudi Arabia&quot;," calcext:value-type="string">
            <text:p>"Saudi Arabi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Scotland</text:p>
          </table:table-cell>
          <table:table-cell table:style-name="ce2" table:formula="of:=COM.MICROSOFT.CONCAT(&quot;&quot;&quot;&quot;;[.A123];&quot;&quot;&quot;,&quot;)" office:value-type="string" office:string-value="&quot;Scotland&quot;," calcext:value-type="string">
            <text:p>"Scotland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Senegal</text:p>
          </table:table-cell>
          <table:table-cell table:style-name="ce2" table:formula="of:=COM.MICROSOFT.CONCAT(&quot;&quot;&quot;&quot;;[.A124];&quot;&quot;&quot;,&quot;)" office:value-type="string" office:string-value="&quot;Senegal&quot;," calcext:value-type="string">
            <text:p>"Senegal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Serbia</text:p>
          </table:table-cell>
          <table:table-cell table:style-name="ce2" table:formula="of:=COM.MICROSOFT.CONCAT(&quot;&quot;&quot;&quot;;[.A125];&quot;&quot;&quot;,&quot;)" office:value-type="string" office:string-value="&quot;Serbia&quot;," calcext:value-type="string">
            <text:p>"Serbi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Serbia and Montenegro</text:p>
          </table:table-cell>
          <table:table-cell table:style-name="ce2" table:formula="of:=COM.MICROSOFT.CONCAT(&quot;&quot;&quot;&quot;;[.A126];&quot;&quot;&quot;,&quot;)" office:value-type="string" office:string-value="&quot;Serbia and Montenegro&quot;," calcext:value-type="string">
            <text:p>"Serbia and Montenegro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Singapore</text:p>
          </table:table-cell>
          <table:table-cell table:style-name="ce2" table:formula="of:=COM.MICROSOFT.CONCAT(&quot;&quot;&quot;&quot;;[.A127];&quot;&quot;&quot;,&quot;)" office:value-type="string" office:string-value="&quot;Singapore&quot;," calcext:value-type="string">
            <text:p>"Singapore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Slovakia</text:p>
          </table:table-cell>
          <table:table-cell table:style-name="ce2" table:formula="of:=COM.MICROSOFT.CONCAT(&quot;&quot;&quot;&quot;;[.A128];&quot;&quot;&quot;,&quot;)" office:value-type="string" office:string-value="&quot;Slovakia&quot;," calcext:value-type="string">
            <text:p>"Slovakia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Slovenia</text:p>
          </table:table-cell>
          <table:table-cell table:style-name="ce2" table:formula="of:=COM.MICROSOFT.CONCAT(&quot;&quot;&quot;&quot;;[.A129];&quot;&quot;&quot;,&quot;)" office:value-type="string" office:string-value="&quot;Slovenia&quot;," calcext:value-type="string">
            <text:p>"Sloveni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South Africa</text:p>
          </table:table-cell>
          <table:table-cell table:style-name="ce2" table:formula="of:=COM.MICROSOFT.CONCAT(&quot;&quot;&quot;&quot;;[.A130];&quot;&quot;&quot;,&quot;)" office:value-type="string" office:string-value="&quot;South Africa&quot;," calcext:value-type="string">
            <text:p>"South Africa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South Korea</text:p>
          </table:table-cell>
          <table:table-cell table:style-name="ce2" table:formula="of:=COM.MICROSOFT.CONCAT(&quot;&quot;&quot;&quot;;[.A131];&quot;&quot;&quot;,&quot;)" office:value-type="string" office:string-value="&quot;South Korea&quot;," calcext:value-type="string">
            <text:p>"South Kore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Spain</text:p>
          </table:table-cell>
          <table:table-cell table:style-name="ce2" table:formula="of:=COM.MICROSOFT.CONCAT(&quot;&quot;&quot;&quot;;[.A132];&quot;&quot;&quot;,&quot;)" office:value-type="string" office:string-value="&quot;Spain&quot;," calcext:value-type="string">
            <text:p>"Spain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Sri Lanka</text:p>
          </table:table-cell>
          <table:table-cell table:style-name="ce2" table:formula="of:=COM.MICROSOFT.CONCAT(&quot;&quot;&quot;&quot;;[.A133];&quot;&quot;&quot;,&quot;)" office:value-type="string" office:string-value="&quot;Sri Lanka&quot;," calcext:value-type="string">
            <text:p>"Sri Lanka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Sweden</text:p>
          </table:table-cell>
          <table:table-cell table:style-name="ce2" table:formula="of:=COM.MICROSOFT.CONCAT(&quot;&quot;&quot;&quot;;[.A134];&quot;&quot;&quot;,&quot;)" office:value-type="string" office:string-value="&quot;Sweden&quot;," calcext:value-type="string">
            <text:p>"Sweden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Switzerland</text:p>
          </table:table-cell>
          <table:table-cell table:style-name="ce2" table:formula="of:=COM.MICROSOFT.CONCAT(&quot;&quot;&quot;&quot;;[.A135];&quot;&quot;&quot;,&quot;)" office:value-type="string" office:string-value="&quot;Switzerland&quot;," calcext:value-type="string">
            <text:p>"Switzerland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Syria</text:p>
          </table:table-cell>
          <table:table-cell table:style-name="ce2" table:formula="of:=COM.MICROSOFT.CONCAT(&quot;&quot;&quot;&quot;;[.A136];&quot;&quot;&quot;,&quot;)" office:value-type="string" office:string-value="&quot;Syria&quot;," calcext:value-type="string">
            <text:p>"Syria",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Taiwan</text:p>
          </table:table-cell>
          <table:table-cell table:style-name="ce2" table:formula="of:=COM.MICROSOFT.CONCAT(&quot;&quot;&quot;&quot;;[.A137];&quot;&quot;&quot;,&quot;)" office:value-type="string" office:string-value="&quot;Taiwan&quot;," calcext:value-type="string">
            <text:p>"Taiwan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ajikistan</text:p>
          </table:table-cell>
          <table:table-cell table:style-name="ce2" table:formula="of:=COM.MICROSOFT.CONCAT(&quot;&quot;&quot;&quot;;[.A138];&quot;&quot;&quot;,&quot;)" office:value-type="string" office:string-value="&quot;Tajikistan&quot;," calcext:value-type="string">
            <text:p>"Tajikistan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anzania</text:p>
          </table:table-cell>
          <table:table-cell table:style-name="ce2" table:formula="of:=COM.MICROSOFT.CONCAT(&quot;&quot;&quot;&quot;;[.A139];&quot;&quot;&quot;,&quot;)" office:value-type="string" office:string-value="&quot;Tanzania&quot;," calcext:value-type="string">
            <text:p>"Tanzania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hailand</text:p>
          </table:table-cell>
          <table:table-cell table:style-name="ce2" table:formula="of:=COM.MICROSOFT.CONCAT(&quot;&quot;&quot;&quot;;[.A140];&quot;&quot;&quot;,&quot;)" office:value-type="string" office:string-value="&quot;Thailand&quot;," calcext:value-type="string">
            <text:p>"Thailand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rinidad and Tobago</text:p>
          </table:table-cell>
          <table:table-cell table:style-name="ce2" table:formula="of:=COM.MICROSOFT.CONCAT(&quot;&quot;&quot;&quot;;[.A141];&quot;&quot;&quot;,&quot;)" office:value-type="string" office:string-value="&quot;Trinidad and Tobago&quot;," calcext:value-type="string">
            <text:p>"Trinidad and Tobago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unisia</text:p>
          </table:table-cell>
          <table:table-cell table:style-name="ce2" table:formula="of:=COM.MICROSOFT.CONCAT(&quot;&quot;&quot;&quot;;[.A142];&quot;&quot;&quot;,&quot;)" office:value-type="string" office:string-value="&quot;Tunisia&quot;," calcext:value-type="string">
            <text:p>"Tunisia",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urkey</text:p>
          </table:table-cell>
          <table:table-cell table:style-name="ce2" table:formula="of:=COM.MICROSOFT.CONCAT(&quot;&quot;&quot;&quot;;[.A143];&quot;&quot;&quot;,&quot;)" office:value-type="string" office:string-value="&quot;Turkey&quot;," calcext:value-type="string">
            <text:p>"Turkey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urkish Republic of Northern Cyprus</text:p>
          </table:table-cell>
          <table:table-cell table:style-name="ce2" table:formula="of:=COM.MICROSOFT.CONCAT(&quot;&quot;&quot;&quot;;[.A144];&quot;&quot;&quot;,&quot;)" office:value-type="string" office:string-value="&quot;Turkish Republic of Northern Cyprus&quot;," calcext:value-type="string">
            <text:p>"Turkish Republic of Northern Cyprus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Turkmenistan</text:p>
          </table:table-cell>
          <table:table-cell table:style-name="ce2" table:formula="of:=COM.MICROSOFT.CONCAT(&quot;&quot;&quot;&quot;;[.A145];&quot;&quot;&quot;,&quot;)" office:value-type="string" office:string-value="&quot;Turkmenistan&quot;," calcext:value-type="string">
            <text:p>"Turkmenistan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Uganda</text:p>
          </table:table-cell>
          <table:table-cell table:style-name="ce2" table:formula="of:=COM.MICROSOFT.CONCAT(&quot;&quot;&quot;&quot;;[.A146];&quot;&quot;&quot;,&quot;)" office:value-type="string" office:string-value="&quot;Uganda&quot;," calcext:value-type="string">
            <text:p>"Uganda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Ukraine</text:p>
          </table:table-cell>
          <table:table-cell table:style-name="ce2" table:formula="of:=COM.MICROSOFT.CONCAT(&quot;&quot;&quot;&quot;;[.A147];&quot;&quot;&quot;,&quot;)" office:value-type="string" office:string-value="&quot;Ukraine&quot;," calcext:value-type="string">
            <text:p>"Ukraine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Union of Soviet Socialist Republics</text:p>
          </table:table-cell>
          <table:table-cell table:style-name="ce2" table:formula="of:=COM.MICROSOFT.CONCAT(&quot;&quot;&quot;&quot;;[.A148];&quot;&quot;&quot;,&quot;)" office:value-type="string" office:string-value="&quot;Union of Soviet Socialist Republics&quot;," calcext:value-type="string">
            <text:p>"Union of Soviet Socialist Republics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United Arab Emirates</text:p>
          </table:table-cell>
          <table:table-cell table:style-name="ce2" table:formula="of:=COM.MICROSOFT.CONCAT(&quot;&quot;&quot;&quot;;[.A149];&quot;&quot;&quot;,&quot;)" office:value-type="string" office:string-value="&quot;United Arab Emirates&quot;," calcext:value-type="string">
            <text:p>"United Arab Emirates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United Kingdom</text:p>
          </table:table-cell>
          <table:table-cell table:style-name="ce2" table:formula="of:=COM.MICROSOFT.CONCAT(&quot;&quot;&quot;&quot;;[.A150];&quot;&quot;&quot;,&quot;)" office:value-type="string" office:string-value="&quot;United Kingdom&quot;," calcext:value-type="string">
            <text:p>"United Kingdom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United States</text:p>
          </table:table-cell>
          <table:table-cell table:style-name="ce2" table:formula="of:=COM.MICROSOFT.CONCAT(&quot;&quot;&quot;&quot;;[.A151];&quot;&quot;&quot;,&quot;)" office:value-type="string" office:string-value="&quot;United States&quot;," calcext:value-type="string">
            <text:p>"United States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United States of America</text:p>
          </table:table-cell>
          <table:table-cell table:style-name="ce2" table:formula="of:=COM.MICROSOFT.CONCAT(&quot;&quot;&quot;&quot;;[.A152];&quot;&quot;&quot;,&quot;)" office:value-type="string" office:string-value="&quot;United States of America&quot;," calcext:value-type="string">
            <text:p>"United States of America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Uruguay</text:p>
          </table:table-cell>
          <table:table-cell table:style-name="ce2" table:formula="of:=COM.MICROSOFT.CONCAT(&quot;&quot;&quot;&quot;;[.A153];&quot;&quot;&quot;,&quot;)" office:value-type="string" office:string-value="&quot;Uruguay&quot;," calcext:value-type="string">
            <text:p>"Uruguay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Uzbekistan</text:p>
          </table:table-cell>
          <table:table-cell table:style-name="ce2" table:formula="of:=COM.MICROSOFT.CONCAT(&quot;&quot;&quot;&quot;;[.A154];&quot;&quot;&quot;,&quot;)" office:value-type="string" office:string-value="&quot;Uzbekistan&quot;," calcext:value-type="string">
            <text:p>"Uzbekistan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Venezuela</text:p>
          </table:table-cell>
          <table:table-cell table:style-name="ce2" table:formula="of:=COM.MICROSOFT.CONCAT(&quot;&quot;&quot;&quot;;[.A155];&quot;&quot;&quot;,&quot;)" office:value-type="string" office:string-value="&quot;Venezuela&quot;," calcext:value-type="string">
            <text:p>"Venezuela",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Vietnam</text:p>
          </table:table-cell>
          <table:table-cell table:style-name="ce2" table:formula="of:=COM.MICROSOFT.CONCAT(&quot;&quot;&quot;&quot;;[.A156];&quot;&quot;&quot;,&quot;)" office:value-type="string" office:string-value="&quot;Vietnam&quot;," calcext:value-type="string">
            <text:p>"Vietnam",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Wales</text:p>
          </table:table-cell>
          <table:table-cell table:style-name="ce2" table:formula="of:=COM.MICROSOFT.CONCAT(&quot;&quot;&quot;&quot;;[.A157];&quot;&quot;&quot;,&quot;)" office:value-type="string" office:string-value="&quot;Wales&quot;," calcext:value-type="string">
            <text:p>"Wales",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Yemen</text:p>
          </table:table-cell>
          <table:table-cell table:style-name="ce2" table:formula="of:=COM.MICROSOFT.CONCAT(&quot;&quot;&quot;&quot;;[.A158];&quot;&quot;&quot;,&quot;)" office:value-type="string" office:string-value="&quot;Yemen&quot;," calcext:value-type="string">
            <text:p>"Yemen",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Yugoslavia</text:p>
          </table:table-cell>
          <table:table-cell table:style-name="ce2" table:formula="of:=COM.MICROSOFT.CONCAT(&quot;&quot;&quot;&quot;;[.A159];&quot;&quot;&quot;,&quot;)" office:value-type="string" office:string-value="&quot;Yugoslavia&quot;," calcext:value-type="string">
            <text:p>"Yugoslavia",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Zimbabwe</text:p>
          </table:table-cell>
          <table:table-cell table:style-name="ce2" table:formula="of:=COM.MICROSOFT.CONCAT(&quot;&quot;&quot;&quot;;[.A160];&quot;&quot;&quot;&quot;)" office:value-type="string" office:string-value="&quot;Zimbabwe&quot;" calcext:value-type="string">
            <text:p>"Zimbabwe"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2"/>
          <table:table-cell table:style-name="ce4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4"/>
          <table:table-cell table:number-columns-repeated="1020"/>
        </table:table-row>
        <table:table-row table:style-name="ro1" table:number-rows-repeated="3">
          <table:table-cell/>
          <table:table-cell table:style-name="Default"/>
          <table:table-cell table:number-columns-repeated="1021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 table:number-rows-repeated="12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 table:number-rows-repeated="4">
          <table:table-cell/>
          <table:table-cell table:style-name="Default"/>
          <table:table-cell table:number-columns-repeated="1021"/>
        </table:table-row>
        <table:table-row table:style-name="ro1" table:number-rows-repeated="104838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B16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5:36:15.137387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06:00:29.605099344</meta:creation-date>
    <dc:date>2021-09-09T17:19:20.340294790</dc:date>
    <meta:editing-duration>PT57M58S</meta:editing-duration>
    <meta:editing-cycles>2</meta:editing-cycles>
    <meta:generator>LibreOffice/6.4.7.2$Linux_X86_64 LibreOffice_project/40$Build-2</meta:generator>
    <meta:document-statistic meta:table-count="1" meta:cell-count="353" meta:object-count="0"/>
  </office:meta>
</office:document-meta>
</file>